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rsid="000b6bb3" officeooo:paragraph-rsid="000b6bb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ike Father Like Son</text:h>
      <text:p text:style-name="P2"/>
      <text:p text:style-name="P2">Gather Around Round WE Kin</text:p>
      <text:p text:style-name="P2"/>
      <text:p text:style-name="P2">Let Me Tell You A Story Or Tale Or A Resurrection Of A Old Tradition</text:p>
      <text:p text:style-name="P2"/>
      <text:p text:style-name="P2">Yet How Strange Was This Tale</text:p>
      <text:p text:style-name="P2"/>
      <text:p text:style-name="P2">For Do You See <text:a xlink:type="simple" xlink:href="https://www.blogger.com/#" text:style-name="Internet_20_link" text:visited-style-name="Visited_20_Internet_20_Link">WE</text:a></text:p>
      <text:p text:style-name="P2"/>
      <text:p text:style-name="P2">Now Let WE Tell You A Tale Of <text:a xlink:type="simple" xlink:href="https://www.blogger.com/#" text:style-name="Internet_20_link" text:visited-style-name="Visited_20_Internet_20_Link">WE Kin</text:a></text:p>
      <text:p text:style-name="P2"/>
      <text:p text:style-name="P2">WE Will Keep It Short </text:p>
      <text:p text:style-name="P2">For Do You See A Temple / A Bank</text:p>
      <text:p text:style-name="P2">For Watch This Child Carry The Debt Of Other, Which He Did Not Gift</text:p>
      <text:p text:style-name="P2">(Put The Debt In Is NAME [Checks / Get The Bank To Jump In On It ]) </text:p>
      <text:p text:style-name="P2">Watch The Masses Sacrifice, WE Kin On This Sacrificial Alter</text:p>
      <text:p text:style-name="P2">For WE, Kin Youth Was Taken - His Story Taken - His Access Taken</text:p>
      <text:p text:style-name="P2">Let Astray For The Masses To Plunder The Temple / Bank</text:p>
      <text:p text:style-name="P2">For No Gifts Were Given, No Heart Was Felt</text:p>
      <text:p text:style-name="P2">They Run &amp; Run &amp; Yet The Masses Do Not See What They Created</text:p>
      <text:p text:style-name="P2">For The Story, They Say Was Created In Stone</text:p>
      <text:p text:style-name="P2"/>
      <text:p text:style-name="P2">(The Joke Of The People - May Theft Rain The Earth &amp; Stealing Go Unpunished)</text:p>
      <text:p text:style-name="P2">[ WE,Kin - Alive Yet Damned In This Drama - See's The Humor &amp; Wraith / Hatred For The System - Yet Confused, WE ALive Yet Didn't Get Anything - WE Don't Know Anything - It's A Spin /Plot Twist As A Writer = WE Going With - <text:a xlink:type="simple" xlink:href="https://www.blogger.com/#" office:target-frame-name="_blank" xlink:show="new" text:style-name="Internet_20_link" text:visited-style-name="Visited_20_Internet_20_Link">Immortality</text:a> / <text:a xlink:type="simple" xlink:href="https://www.blogger.com/#" office:target-frame-name="_blank" xlink:show="new" text:style-name="Internet_20_link" text:visited-style-name="Visited_20_Internet_20_Link">Regeneration</text:a> / Eternal Youth + Civilization  ]</text:p>
      <text:p text:style-name="P2"/>
      <text:p text:style-name="P2">For WE Kin Can GO On</text:p>
      <text:p text:style-name="P2">Yet Not Ear Will Hear Or Believe</text:p>
      <text:p text:style-name="P2">(Type IT So They Still Know You Have A Sense Of Humor)</text:p>
      <text:p text:style-name="P2">(WE - Just Going Through A Rebirth / Phoenix ) </text:p>
      <text:p text:style-name="P2"><text:soft-page-break/></text:p>
      <text:p text:style-name="P2"><text:a xlink:type="simple" xlink:href="https://www.blogger.com/#" text:style-name="Internet_20_link" text:visited-style-name="Visited_20_Internet_20_Link">Watch A Dragon Be Born</text:a></text:p>
      <text:p text:style-name="P2">&amp;</text:p>
      <text:p text:style-name="P2">Watch Them Respond With A Check Or Bag Of Wealth To Tell WE, Kin To Keep Silent</text:p>
      <text:p text:style-name="P2"/>
      <text:p text:style-name="P2">How FUN They Was Their Joke</text:p>
      <text:p text:style-name="P2">That A Conquer Came To Show The Little Dragon A Road</text:p>
      <text:p text:style-name="P2">A Tale A Mystery / Tales Of Old / The Occult &amp; <text:a xlink:type="simple" xlink:href="https://www.blogger.com/#" text:style-name="Internet_20_link" text:visited-style-name="Visited_20_Internet_20_Link">A Hollow System</text:a> </text:p>
      <text:p text:style-name="P2"/>
      <text:p text:style-name="P2">What Do Think WE, Kin Will Become</text:p>
      <text:p text:style-name="P2">(Game Start - The Intro / The Look Into WE - It's Real = WE SEE, Don't Make WE Point At You)</text:p>
      <text:p text:style-name="P2"/>
      <text:p text:style-name="P3"><draw:a xlink:type="simple" xlink:href="https://blogger.googleusercontent.com/img/b/R29vZ2xl/AVvXsEioYzRaSq7Xh5qxlQP_EQpOMd_0Rb3Ex_AyTm3GIy0V-3D6nf8FuWS4xbYAIWtM0Sib3kQrmCsvmnUmTeba_3NOq01u8WiX5qjZTzQyGS3lnw_4Nfj-MWI3cx080DtLbB5Z8hVSka-FWc4qIMWU0XGTXB2Tlu-vJaVfHM9zidJ3G6rGskLsNokd2p9F6mQ/s320/closeup-view-dragon-eyes-with-blue-scales.jpg"><draw:frame draw:style-name="fr1" draw:name="Image1" text:anchor-type="as-char" svg:width="8.467cm" svg:height="4.736cm" draw:z-index="0"><draw:image xlink:href="https://blogger.googleusercontent.com/img/b/R29vZ2xl/AVvXsEioYzRaSq7Xh5qxlQP_EQpOMd_0Rb3Ex_AyTm3GIy0V-3D6nf8FuWS4xbYAIWtM0Sib3kQrmCsvmnUmTeba_3NOq01u8WiX5qjZTzQyGS3lnw_4Nfj-MWI3cx080DtLbB5Z8hVSka-FWc4qIMWU0XGTXB2Tlu-vJaVfHM9zidJ3G6rGskLsNokd2p9F6mQ/s1600/closeup-view-dragon-eyes-with-blue-scales.jpg" xlink:type="simple" xlink:show="embed" xlink:actuate="onLoad" draw:mime-type="image/jpeg"/></draw:frame></draw:a></text:p>
      <text:p text:style-name="P4"/>
      <text:p text:style-name="P4"/>
      <text:p text:style-name="P5">Drops : <text:a xlink:type="simple" xlink:href="https://github.com/2hade3" text:style-name="Internet_20_link" text:visited-style-name="Visited_20_Internet_20_Link">https://github.com/2hade3</text:a></text:p>
      <text:p text:style-name="P5"/>
      <text:p text:style-name="P5">01 - Website : <text:a xlink:type="simple" xlink:href="https://lykos9.blogspot.com/" text:style-name="Internet_20_link" text:visited-style-name="Visited_20_Internet_20_Link">https://lykos9.blogspot.com/</text:a></text:p>
      <text:p text:style-name="P5"/>
      <text:p text:style-name="P5"><text:a xlink:type="simple" xlink:href="https://deep.edge.app/pay/dogecoin/DJEfdwwr99N58uo7diYuN1Bv9Y3RZg9ZEb" text:style-name="Internet_20_link" text:visited-style-name="Visited_20_Internet_20_Link">https://deep.edge.app/pay/dogecoin/DJEfdwwr99N58uo7diYuN1Bv9Y3RZg9ZEb</text:a></text:p>
      <text:p text:style-name="P5"/>
      <text:p text:style-name="P5"><text:a xlink:type="simple" xlink:href="https://deep.edge.app/pay/monero/465sUXwHFb61dNLmZMfVAVV63N5231Zi2azNCDZ9dsPgUUCvddmeU1AKZGxcWcDATu79d3B1ygfqt4CmCHEb3yieM1TFjka" text:style-name="Internet_20_link" text:visited-style-name="Visited_20_Internet_20_Link">https://deep.edge.app/pay/monero/465sUXwHFb61dNLmZMfVAVV63N5231Zi2azNCDZ9dsPgUUCvddmeU1AKZGxcWcDATu79d3B1ygfqt4CmCHEb3yieM1TFjka</text:a></text:p>
      <text:p text:style-name="P5"/>
      <text:p text:style-name="P5"><text:a xlink:type="simple" xlink:href="https://deep.edge.app/pay/bitcoin/bc1qmmcfdja93xfcjp2a2xw3rz23tsn5zsp6g7mrdn" text:style-name="Internet_20_link" text:visited-style-name="Visited_20_Internet_20_Link">https://deep.edge.app/pay/bitcoin/bc1qmmcfdja93xfcjp2a2xw3rz23tsn5zsp6g7mrdn</text:a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02:06:15.645157830</meta:creation-date>
    <dc:date>2024-03-24T02:44:25.827918743</dc:date>
    <meta:editing-duration>PT15M59S</meta:editing-duration>
    <meta:editing-cycles>3</meta:editing-cycles>
    <meta:generator>LibreOffice/7.6.4.1$Linux_X86_64 LibreOffice_project/60$Build-1</meta:generator>
    <meta:document-statistic meta:table-count="0" meta:image-count="1" meta:object-count="0" meta:page-count="2" meta:paragraph-count="36" meta:word-count="359" meta:character-count="1939" meta:non-whitespace-character-count="1610"/>
  </office:meta>
</office:document-meta>
</file>